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772in"/>
    </style:style>
    <style:style style:name="co2" style:family="table-column">
      <style:table-column-properties fo:break-before="auto" style:column-width="1.7in"/>
    </style:style>
    <style:style style:name="co3" style:family="table-column">
      <style:table-column-properties fo:break-before="auto" style:column-width="1.8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078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1" office:value-type="string" calcext:value-type="string">
            <text:p>Ack_TS</text:p>
          </table:table-cell>
          <table:table-cell table:style-name="ce1" office:value-type="string" calcext:value-type="string">
            <text:p>ack_ewma</text:p>
          </table:table-cell>
          <table:table-cell table:style-name="ce1" office:value-type="string" calcext:value-type="string">
            <text:p>send_TS</text:p>
          </table:table-cell>
          <table:table-cell table:style-name="ce1" office:value-type="string" calcext:value-type="string">
            <text:p>send_ewma</text:p>
          </table:table-cell>
          <table:table-cell table:style-name="ce1" office:value-type="string" calcext:value-type="string">
            <text:p>virtual clock origin</text:p>
          </table:table-cell>
          <table:table-cell table:style-name="ce1" office:value-type="string" calcext:value-type="string">
            <text:p>send_TS1970</text:p>
          </table:table-cell>
          <table:table-cell table:style-name="ce1" office:value-type="string" calcext:value-type="string">
            <text:p>RTT</text:p>
          </table:table-cell>
          <table:table-cell table:style-name="ce1" table:number-columns-repeated="16376"/>
        </table:table-row>
        <table:table-row table:style-name="ro1">
          <table:table-cell office:value-type="float" office:value="1741375618029091" calcext:value-type="float">
            <text:p>1741375618029091</text:p>
          </table:table-cell>
          <table:table-cell office:value-type="float" office:value="0" calcext:value-type="float">
            <text:p>0</text:p>
          </table:table-cell>
          <table:table-cell office:value-type="float" office:value="4233006561" calcext:value-type="float">
            <text:p>4233006561</text:p>
          </table:table-cell>
          <table:table-cell office:value-type="float" office:value="0" calcext:value-type="float">
            <text:p>0</text:p>
          </table:table-cell>
          <table:table-cell table:formula="of:=1741375617866-4233006441" office:value-type="float" office:value="1737142611425" calcext:value-type="float">
            <text:p>1737142611425</text:p>
          </table:table-cell>
          <table:table-cell table:formula="of:=[.C2]+[.E2]" office:value-type="float" office:value="1741375617986" calcext:value-type="float">
            <text:p>1741375617986</text:p>
          </table:table-cell>
          <table:table-cell table:formula="of:=([.A2]/1000-([.C2]+[.E2]))*1000" office:value-type="float" office:value="43091.064453125" calcext:value-type="float">
            <text:p>43091.064453125</text:p>
          </table:table-cell>
          <table:table-cell table:number-columns-repeated="16376"/>
        </table:table-row>
        <table:table-row table:style-name="ro1">
          <table:table-cell office:value-type="float" office:value="1741375618029094" calcext:value-type="float">
            <text:p>1741375618029094</text:p>
          </table:table-cell>
          <table:table-cell table:formula="of:=0.2*[.B2]+0.8*([.A3]-[.A2])" office:value-type="float" office:value="2.4" calcext:value-type="float">
            <text:p>2.4</text:p>
          </table:table-cell>
          <table:table-cell office:value-type="float" office:value="4233006561" calcext:value-type="float">
            <text:p>4233006561</text:p>
          </table:table-cell>
          <table:table-cell table:formula="of:=0.2*[.D2]+0.8*([.C3]-[.C2])" office:value-type="float" office:value="0" calcext:value-type="float">
            <text:p>0</text:p>
          </table:table-cell>
          <table:table-cell table:formula="of:=1741375617866-4233006441" office:value-type="float" office:value="1737142611425" calcext:value-type="float">
            <text:p>1737142611425</text:p>
          </table:table-cell>
          <table:table-cell table:formula="of:=[.C3]+[.E3]" office:value-type="float" office:value="1741375617986" calcext:value-type="float">
            <text:p>1741375617986</text:p>
          </table:table-cell>
          <table:table-cell table:formula="of:=([.A3]/1000-([.C3]+[.E3]))*1000" office:value-type="float" office:value="43093.994140625" calcext:value-type="float">
            <text:p>43093.994140625</text:p>
          </table:table-cell>
          <table:table-cell table:number-columns-repeated="16376"/>
        </table:table-row>
        <table:table-row table:style-name="ro1">
          <table:table-cell office:value-type="float" office:value="1741375618029264" calcext:value-type="float">
            <text:p>1741375618029264</text:p>
          </table:table-cell>
          <table:table-cell table:formula="of:=0.2*[.B3]+0.8*([.A4]-[.A3])" office:value-type="float" office:value="136.48" calcext:value-type="float">
            <text:p>136.48</text:p>
          </table:table-cell>
          <table:table-cell office:value-type="float" office:value="4233006561" calcext:value-type="float">
            <text:p>4233006561</text:p>
          </table:table-cell>
          <table:table-cell table:formula="of:=0.2*[.D3]+0.8*([.C4]-[.C3])" office:value-type="float" office:value="0" calcext:value-type="float">
            <text:p>0</text:p>
          </table:table-cell>
          <table:table-cell table:formula="of:=1741375617866-4233006441" office:value-type="float" office:value="1737142611425" calcext:value-type="float">
            <text:p>1737142611425</text:p>
          </table:table-cell>
          <table:table-cell table:formula="of:=[.C4]+[.E4]" office:value-type="float" office:value="1741375617986" calcext:value-type="float">
            <text:p>1741375617986</text:p>
          </table:table-cell>
          <table:table-cell table:formula="of:=([.A4]/1000-([.C4]+[.E4]))*1000" office:value-type="float" office:value="43263.916015625" calcext:value-type="float">
            <text:p>43263.916015625</text:p>
          </table:table-cell>
          <table:table-cell table:number-columns-repeated="16376"/>
        </table:table-row>
        <table:table-row table:style-name="ro1">
          <table:table-cell office:value-type="float" office:value="1741375618029270" calcext:value-type="float">
            <text:p>1741375618029270</text:p>
          </table:table-cell>
          <table:table-cell table:formula="of:=0.2*[.B4]+0.8*([.A5]-[.A4])" office:value-type="float" office:value="32.096" calcext:value-type="float">
            <text:p>32.096</text:p>
          </table:table-cell>
          <table:table-cell office:value-type="float" office:value="4233006561" calcext:value-type="float">
            <text:p>4233006561</text:p>
          </table:table-cell>
          <table:table-cell table:formula="of:=0.2*[.D4]+0.8*([.C5]-[.C4])" office:value-type="float" office:value="0" calcext:value-type="float">
            <text:p>0</text:p>
          </table:table-cell>
          <table:table-cell table:formula="of:=1741375617866-4233006441" office:value-type="float" office:value="1737142611425" calcext:value-type="float">
            <text:p>1737142611425</text:p>
          </table:table-cell>
          <table:table-cell table:formula="of:=[.C4]+[.E4]" office:value-type="float" office:value="1741375617986" calcext:value-type="float">
            <text:p>1741375617986</text:p>
          </table:table-cell>
          <table:table-cell table:formula="of:=([.A5]/1000-([.C5]+[.E5]))*1000" office:value-type="float" office:value="43270.01953125" calcext:value-type="float">
            <text:p>43270.01953125</text:p>
          </table:table-cell>
          <table:table-cell table:number-columns-repeated="16376"/>
        </table:table-row>
        <table:table-row table:style-name="ro1">
          <table:table-cell office:value-type="float" office:value="1741375618029271" calcext:value-type="float">
            <text:p>1741375618029271</text:p>
          </table:table-cell>
          <table:table-cell table:formula="of:=0.2*[.B5]+0.8*([.A6]-[.A5])" office:value-type="float" office:value="7.2192" calcext:value-type="float">
            <text:p>7.2192</text:p>
          </table:table-cell>
          <table:table-cell office:value-type="float" office:value="4233006561" calcext:value-type="float">
            <text:p>4233006561</text:p>
          </table:table-cell>
          <table:table-cell table:formula="of:=0.2*[.D5]+0.8*([.C6]-[.C5])" office:value-type="float" office:value="0" calcext:value-type="float">
            <text:p>0</text:p>
          </table:table-cell>
          <table:table-cell table:formula="of:=1741375617866-4233006441" office:value-type="float" office:value="1737142611425" calcext:value-type="float">
            <text:p>1737142611425</text:p>
          </table:table-cell>
          <table:table-cell table:formula="of:=[.C4]+[.E4]" office:value-type="float" office:value="1741375617986" calcext:value-type="float">
            <text:p>1741375617986</text:p>
          </table:table-cell>
          <table:table-cell table:formula="of:=([.A6]/1000-([.C6]+[.E6]))*1000" office:value-type="float" office:value="43270.99609375" calcext:value-type="float">
            <text:p>43270.99609375</text:p>
          </table:table-cell>
          <table:table-cell table:number-columns-repeated="16376"/>
        </table:table-row>
        <table:table-row table:style-name="ro1">
          <table:table-cell office:value-type="float" office:value="1741375618071653" calcext:value-type="float">
            <text:p>1741375618071653</text:p>
          </table:table-cell>
          <table:table-cell table:formula="of:=0.2*[.B6]+0.8*([.A7]-[.A6])" office:value-type="float" office:value="33907.04384" calcext:value-type="float">
            <text:p>33907.04384</text:p>
          </table:table-cell>
          <table:table-cell office:value-type="float" office:value="4233006604" calcext:value-type="float">
            <text:p>4233006604</text:p>
          </table:table-cell>
          <table:table-cell table:formula="of:=0.2*[.D6]+0.8*([.C7]-[.C6])" office:value-type="float" office:value="34.4" calcext:value-type="float">
            <text:p>34.4</text:p>
          </table:table-cell>
          <table:table-cell table:formula="of:=1741375617866-4233006441" office:value-type="float" office:value="1737142611425" calcext:value-type="float">
            <text:p>1737142611425</text:p>
          </table:table-cell>
          <table:table-cell table:formula="of:=[.C4]+[.E4]" office:value-type="float" office:value="1741375617986" calcext:value-type="float">
            <text:p>1741375617986</text:p>
          </table:table-cell>
          <table:table-cell table:formula="of:=([.A7]/1000-([.C7]+[.E7]))*1000" office:value-type="float" office:value="42653.076171875" calcext:value-type="float">
            <text:p>42653.076171875</text:p>
          </table:table-cell>
          <table:table-cell table:number-columns-repeated="16376"/>
        </table:table-row>
        <table:table-row table:style-name="ro1">
          <table:table-cell office:value-type="float" office:value="1741375618071763" calcext:value-type="float">
            <text:p>1741375618071763</text:p>
          </table:table-cell>
          <table:table-cell table:formula="of:=0.2*[.B7]+0.8*([.A8]-[.A7])" office:value-type="float" office:value="6869.408768" calcext:value-type="float">
            <text:p>6869.408768</text:p>
          </table:table-cell>
          <table:table-cell office:value-type="float" office:value="4233006604" calcext:value-type="float">
            <text:p>4233006604</text:p>
          </table:table-cell>
          <table:table-cell table:formula="of:=0.2*[.D7]+0.8*([.C8]-[.C7])" office:value-type="float" office:value="6.88" calcext:value-type="float">
            <text:p>6.88</text:p>
          </table:table-cell>
          <table:table-cell table:formula="of:=1741375617866-4233006441" office:value-type="float" office:value="1737142611425" calcext:value-type="float">
            <text:p>1737142611425</text:p>
          </table:table-cell>
          <table:table-cell table:formula="of:=[.C4]+[.E4]" office:value-type="float" office:value="1741375617986" calcext:value-type="float">
            <text:p>1741375617986</text:p>
          </table:table-cell>
          <table:table-cell table:formula="of:=([.A8]/1000-([.C8]+[.E8]))*1000" office:value-type="float" office:value="42762.939453125" calcext:value-type="float">
            <text:p>42762.939453125</text:p>
          </table:table-cell>
          <table:table-cell table:number-columns-repeated="16376"/>
        </table:table-row>
        <table:table-row table:style-name="ro1">
          <table:table-cell office:value-type="float" office:value="1741375618071766" calcext:value-type="float">
            <text:p>1741375618071766</text:p>
          </table:table-cell>
          <table:table-cell table:formula="of:=0.2*[.B8]+0.8*([.A9]-[.A8])" office:value-type="float" office:value="1376.2817536" calcext:value-type="float">
            <text:p>1376.2817536</text:p>
          </table:table-cell>
          <table:table-cell office:value-type="float" office:value="4233006604" calcext:value-type="float">
            <text:p>4233006604</text:p>
          </table:table-cell>
          <table:table-cell table:formula="of:=0.2*[.D8]+0.8*([.C9]-[.C8])" office:value-type="float" office:value="1.376" calcext:value-type="float">
            <text:p>1.376</text:p>
          </table:table-cell>
          <table:table-cell table:formula="of:=1741375617866-4233006441" office:value-type="float" office:value="1737142611425" calcext:value-type="float">
            <text:p>1737142611425</text:p>
          </table:table-cell>
          <table:table-cell table:formula="of:=[.C4]+[.E4]" office:value-type="float" office:value="1741375617986" calcext:value-type="float">
            <text:p>1741375617986</text:p>
          </table:table-cell>
          <table:table-cell table:formula="of:=([.A9]/1000-([.C9]+[.E9]))*1000" office:value-type="float" office:value="42766.11328125" calcext:value-type="float">
            <text:p>42766.11328125</text:p>
          </table:table-cell>
          <table:table-cell table:number-columns-repeated="16376"/>
        </table:table-row>
        <table:table-row table:style-name="ro1">
          <table:table-cell office:value-type="float" office:value="1741375618071767" calcext:value-type="float">
            <text:p>1741375618071767</text:p>
          </table:table-cell>
          <table:table-cell table:formula="of:=0.2*[.B9]+0.8*([.A10]-[.A9])" office:value-type="float" office:value="276.05635072" calcext:value-type="float">
            <text:p>276.05635072</text:p>
          </table:table-cell>
          <table:table-cell office:value-type="float" office:value="4233006604" calcext:value-type="float">
            <text:p>4233006604</text:p>
          </table:table-cell>
          <table:table-cell table:formula="of:=0.2*[.D9]+0.8*([.C10]-[.C9])" office:value-type="float" office:value="0.2752" calcext:value-type="float">
            <text:p>0.2752</text:p>
          </table:table-cell>
          <table:table-cell table:formula="of:=1741375617866-4233006441" office:value-type="float" office:value="1737142611425" calcext:value-type="float">
            <text:p>1737142611425</text:p>
          </table:table-cell>
          <table:table-cell table:formula="of:=[.C4]+[.E4]" office:value-type="float" office:value="1741375617986" calcext:value-type="float">
            <text:p>1741375617986</text:p>
          </table:table-cell>
          <table:table-cell table:formula="of:=([.A10]/1000-([.C10]+[.E10]))*1000" office:value-type="float" office:value="42767.08984375" calcext:value-type="float">
            <text:p>42767.08984375</text:p>
          </table:table-cell>
          <table:table-cell table:number-columns-repeated="16376"/>
        </table:table-row>
        <table:table-row table:style-name="ro1">
          <table:table-cell office:value-type="float" office:value="1741375618103397" calcext:value-type="float">
            <text:p>1741375618103397</text:p>
          </table:table-cell>
          <table:table-cell table:formula="of:=0.2*[.B10]+0.8*([.A11]-[.A10])" office:value-type="float" office:value="25359.211270144" calcext:value-type="float">
            <text:p>25359.211270144</text:p>
          </table:table-cell>
          <table:table-cell office:value-type="float" office:value="4233006635" calcext:value-type="float">
            <text:p>4233006635</text:p>
          </table:table-cell>
          <table:table-cell table:formula="of:=0.2*[.D10]+0.8*([.C11]-[.C10])" office:value-type="float" office:value="24.85504" calcext:value-type="float">
            <text:p>24.85504</text:p>
          </table:table-cell>
          <table:table-cell table:formula="of:=1741375617866-4233006441" office:value-type="float" office:value="1737142611425" calcext:value-type="float">
            <text:p>1737142611425</text:p>
          </table:table-cell>
          <table:table-cell table:formula="of:=[.C4]+[.E4]" office:value-type="float" office:value="1741375617986" calcext:value-type="float">
            <text:p>1741375617986</text:p>
          </table:table-cell>
          <table:table-cell table:formula="of:=([.A11]/1000-([.C11]+[.E11]))*1000" office:value-type="float" office:value="43396.97265625" calcext:value-type="float">
            <text:p>43396.97265625</text:p>
          </table:table-cell>
          <table:table-cell table:number-columns-repeated="16376"/>
        </table:table-row>
        <table:table-row table:style-name="ro1">
          <table:table-cell office:value-type="float" office:value="1741375618103424" calcext:value-type="float">
            <text:p>1741375618103424</text:p>
          </table:table-cell>
          <table:table-cell table:formula="of:=0.2*[.B11]+0.8*([.A12]-[.A11])" office:value-type="float" office:value="5093.4422540288" calcext:value-type="float">
            <text:p>5093.4422540288</text:p>
          </table:table-cell>
          <table:table-cell office:value-type="float" office:value="4233006635" calcext:value-type="float">
            <text:p>4233006635</text:p>
          </table:table-cell>
          <table:table-cell table:formula="of:=0.2*[.D11]+0.8*([.C12]-[.C11])" office:value-type="float" office:value="4.971008" calcext:value-type="float">
            <text:p>4.971008</text:p>
          </table:table-cell>
          <table:table-cell table:formula="of:=1741375617866-4233006441" office:value-type="float" office:value="1737142611425" calcext:value-type="float">
            <text:p>1737142611425</text:p>
          </table:table-cell>
          <table:table-cell table:formula="of:=[.C4]+[.E4]" office:value-type="float" office:value="1741375617986" calcext:value-type="float">
            <text:p>1741375617986</text:p>
          </table:table-cell>
          <table:table-cell table:formula="of:=([.A12]/1000-([.C12]+[.E12]))*1000" office:value-type="float" office:value="43424.072265625" calcext:value-type="float">
            <text:p>43424.072265625</text:p>
          </table:table-cell>
          <table:table-cell table:number-columns-repeated="16376"/>
        </table:table-row>
        <table:table-row table:style-name="ro1">
          <table:table-cell office:value-type="float" office:value="1741375618103426" calcext:value-type="float">
            <text:p>1741375618103426</text:p>
          </table:table-cell>
          <table:table-cell table:formula="of:=0.2*[.B12]+0.8*([.A13]-[.A12])" office:value-type="float" office:value="1020.28845080576" calcext:value-type="float">
            <text:p>1020.28845080576</text:p>
          </table:table-cell>
          <table:table-cell office:value-type="float" office:value="4233006635" calcext:value-type="float">
            <text:p>4233006635</text:p>
          </table:table-cell>
          <table:table-cell table:formula="of:=0.2*[.D12]+0.8*([.C13]-[.C12])" office:value-type="float" office:value="0.9942016" calcext:value-type="float">
            <text:p>0.9942016</text:p>
          </table:table-cell>
          <table:table-cell table:formula="of:=1741375617866-4233006441" office:value-type="float" office:value="1737142611425" calcext:value-type="float">
            <text:p>1737142611425</text:p>
          </table:table-cell>
          <table:table-cell table:formula="of:=[.C4]+[.E4]" office:value-type="float" office:value="1741375617986" calcext:value-type="float">
            <text:p>1741375617986</text:p>
          </table:table-cell>
          <table:table-cell table:formula="of:=([.A13]/1000-([.C13]+[.E13]))*1000" office:value-type="float" office:value="43426.025390625" calcext:value-type="float">
            <text:p>43426.025390625</text:p>
          </table:table-cell>
          <table:table-cell table:number-columns-repeated="16376"/>
        </table:table-row>
        <table:table-row table:style-name="ro1">
          <table:table-cell office:value-type="float" office:value="1741375618103428" calcext:value-type="float">
            <text:p>1741375618103428</text:p>
          </table:table-cell>
          <table:table-cell table:formula="of:=0.2*[.B13]+0.8*([.A14]-[.A13])" office:value-type="float" office:value="205.657690161152" calcext:value-type="float">
            <text:p>205.657690161152</text:p>
          </table:table-cell>
          <table:table-cell office:value-type="float" office:value="4233006635" calcext:value-type="float">
            <text:p>4233006635</text:p>
          </table:table-cell>
          <table:table-cell table:formula="of:=0.2*[.D13]+0.8*([.C14]-[.C13])" office:value-type="float" office:value="0.19884032" calcext:value-type="float">
            <text:p>0.19884032</text:p>
          </table:table-cell>
          <table:table-cell table:formula="of:=1741375617866-4233006441" office:value-type="float" office:value="1737142611425" calcext:value-type="float">
            <text:p>1737142611425</text:p>
          </table:table-cell>
          <table:table-cell table:formula="of:=[.C4]+[.E4]" office:value-type="float" office:value="1741375617986" calcext:value-type="float">
            <text:p>1741375617986</text:p>
          </table:table-cell>
          <table:table-cell table:formula="of:=([.A14]/1000-([.C14]+[.E14]))*1000" office:value-type="float" office:value="43427.978515625" calcext:value-type="float">
            <text:p>43427.978515625</text:p>
          </table:table-cell>
          <table:table-cell table:number-columns-repeated="16376"/>
        </table:table-row>
        <table:table-row table:style-name="ro1">
          <table:table-cell office:value-type="float" office:value="1741375618114037" calcext:value-type="float">
            <text:p>1741375618114037</text:p>
          </table:table-cell>
          <table:table-cell table:formula="of:=0.2*[.B14]+0.8*([.A15]-[.A14])" office:value-type="float" office:value="8528.33153803223" calcext:value-type="float">
            <text:p>8528.33153803223</text:p>
          </table:table-cell>
          <table:table-cell office:value-type="float" office:value="4233006646" calcext:value-type="float">
            <text:p>4233006646</text:p>
          </table:table-cell>
          <table:table-cell table:formula="of:=0.2*[.D14]+0.8*([.C15]-[.C14])" office:value-type="float" office:value="8.839768064" calcext:value-type="float">
            <text:p>8.839768064</text:p>
          </table:table-cell>
          <table:table-cell table:formula="of:=1741375617866-4233006441" office:value-type="float" office:value="1737142611425" calcext:value-type="float">
            <text:p>1737142611425</text:p>
          </table:table-cell>
          <table:table-cell table:formula="of:=[.C4]+[.E4]" office:value-type="float" office:value="1741375617986" calcext:value-type="float">
            <text:p>1741375617986</text:p>
          </table:table-cell>
          <table:table-cell table:formula="of:=([.A15]/1000-([.C15]+[.E15]))*1000" office:value-type="float" office:value="43037.109375" calcext:value-type="float">
            <text:p>43037.109375</text:p>
          </table:table-cell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8T14:27:30.414233820</meta:creation-date>
    <dc:date>2025-03-10T11:40:59.692299440</dc:date>
    <meta:editing-duration>PT17M</meta:editing-duration>
    <meta:editing-cycles>1</meta:editing-cycles>
    <meta:document-statistic meta:table-count="1" meta:cell-count="105" meta:object-count="0"/>
    <meta:generator>LibreOffice/24.2.7.2$Linux_X86_64 LibreOffice_project/420$Build-2</meta:generator>
  </office:meta>
</office:document-meta>
</file>